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fo:font-weight="bold" officeooo:rsid="002434d1" officeooo:paragraph-rsid="002434d1" style:font-weight-asian="bold" style:font-weight-complex="bold"/>
    </style:style>
    <style:style style:name="P2" style:family="paragraph" style:parent-style-name="Standard">
      <style:text-properties fo:language="en" fo:country="US" officeooo:rsid="001cd724" officeooo:paragraph-rsid="001cd724"/>
    </style:style>
    <style:style style:name="P3" style:family="paragraph" style:parent-style-name="Standard">
      <style:text-properties fo:language="en" fo:country="US" officeooo:rsid="0025bdd3" officeooo:paragraph-rsid="0025bdd3"/>
    </style:style>
    <style:style style:name="P4" style:family="paragraph" style:parent-style-name="Standard">
      <style:text-properties fo:language="en" fo:country="US" fo:font-weight="normal" officeooo:rsid="002a3637" officeooo:paragraph-rsid="002a3637" style:font-weight-asian="normal" style:font-weight-complex="normal"/>
    </style:style>
    <style:style style:name="P5" style:family="paragraph" style:parent-style-name="Standard">
      <style:text-properties fo:language="en" fo:country="US" officeooo:rsid="002a3637" officeooo:paragraph-rsid="002a3637"/>
    </style:style>
    <style:style style:name="P6" style:family="paragraph" style:parent-style-name="Standard">
      <style:text-properties fo:language="en" fo:country="US" officeooo:rsid="002d0791" officeooo:paragraph-rsid="002d0791"/>
    </style:style>
    <style:style style:name="P7" style:family="paragraph" style:parent-style-name="Standard">
      <style:text-properties fo:language="en" fo:country="US" officeooo:rsid="0025bdd3" officeooo:paragraph-rsid="0025bdd3"/>
    </style:style>
    <style:style style:name="P8" style:family="paragraph" style:parent-style-name="Standard">
      <style:text-properties fo:language="en" fo:country="US" officeooo:rsid="002eba01" officeooo:paragraph-rsid="002eba01"/>
    </style:style>
    <style:style style:name="P9" style:family="paragraph" style:parent-style-name="Standard">
      <style:text-properties fo:language="en" fo:country="US" officeooo:rsid="0030c48a" officeooo:paragraph-rsid="0030c48a"/>
    </style:style>
    <style:style style:name="P10" style:family="paragraph" style:parent-style-name="Standard">
      <style:text-properties fo:language="en" fo:country="US" officeooo:rsid="0031147a" officeooo:paragraph-rsid="0031147a"/>
    </style:style>
    <style:style style:name="P11" style:family="paragraph" style:parent-style-name="Standard">
      <style:text-properties fo:language="en" fo:country="US" officeooo:rsid="002a3637" officeooo:paragraph-rsid="002a3637"/>
    </style:style>
    <style:style style:name="P12" style:family="paragraph" style:parent-style-name="Standard">
      <style:text-properties fo:language="en" fo:country="US" officeooo:rsid="0031fe71" officeooo:paragraph-rsid="0031fe71"/>
    </style:style>
    <style:style style:name="P13" style:family="paragraph" style:parent-style-name="Standard">
      <style:text-properties fo:language="en" fo:country="US" officeooo:rsid="00340001" officeooo:paragraph-rsid="00340001"/>
    </style:style>
    <style:style style:name="P14" style:family="paragraph" style:parent-style-name="Standard">
      <style:text-properties fo:language="en" fo:country="US" officeooo:rsid="00340001" officeooo:paragraph-rsid="0025bdd3"/>
    </style:style>
    <style:style style:name="P15" style:family="paragraph" style:parent-style-name="Standard">
      <style:text-properties fo:language="en" fo:country="US" officeooo:rsid="00340001" officeooo:paragraph-rsid="003498d7"/>
    </style:style>
    <style:style style:name="P16" style:family="paragraph" style:parent-style-name="Standard">
      <style:text-properties fo:language="en" fo:country="US" officeooo:rsid="0038d260" officeooo:paragraph-rsid="0038d260"/>
    </style:style>
    <style:style style:name="P17" style:family="paragraph" style:parent-style-name="Standard">
      <style:text-properties officeooo:rsid="001cd724" officeooo:paragraph-rsid="0031147a"/>
    </style:style>
    <style:style style:name="P18" style:family="paragraph" style:parent-style-name="Standard">
      <style:text-properties officeooo:paragraph-rsid="00367f21"/>
    </style:style>
    <style:style style:name="P19" style:family="paragraph" style:parent-style-name="Standard">
      <style:text-properties officeooo:paragraph-rsid="002b5902"/>
    </style:style>
    <style:style style:name="P20" style:family="paragraph" style:parent-style-name="Standard">
      <style:text-properties officeooo:paragraph-rsid="003cbecd"/>
    </style:style>
    <style:style style:name="T1" style:family="text">
      <style:text-properties officeooo:rsid="0027a5e1"/>
    </style:style>
    <style:style style:name="T2" style:family="text">
      <style:text-properties officeooo:rsid="003014ec"/>
    </style:style>
    <style:style style:name="T3" style:family="text">
      <style:text-properties fo:language="en" fo:country="US" officeooo:rsid="0031147a"/>
    </style:style>
    <style:style style:name="T4" style:family="text">
      <style:text-properties fo:language="en" fo:country="US" officeooo:rsid="00367f21"/>
    </style:style>
    <style:style style:name="T5" style:family="text">
      <style:text-properties fo:language="en" fo:country="US" officeooo:rsid="002b5902"/>
    </style:style>
    <style:style style:name="T6" style:family="text">
      <style:text-properties fo:language="en" fo:country="US" officeooo:rsid="003ac5fb"/>
    </style:style>
    <style:style style:name="T7" style:family="text">
      <style:text-properties fo:language="en" fo:country="US" officeooo:rsid="003cbecd"/>
    </style:style>
    <style:style style:name="T8" style:family="text">
      <style:text-properties officeooo:rsid="003854dd"/>
    </style:style>
    <style:style style:name="T9" style:family="text">
      <style:text-properties officeooo:rsid="003ac5fb"/>
    </style:style>
    <style:style style:name="T10" style:family="text">
      <style:text-properties officeooo:rsid="003cbec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jitze de Boer</text:p>
      <text:p text:style-name="P1">“Lets Play”</text:p>
      <text:p text:style-name="P2"/>
      <text:p text:style-name="P3">A site for a board game club where <text:span text:style-name="T1">you can </text:span><text:span text:style-name="T8">use a database to</text:span><text:span text:style-name="T1"> browse the games owned by the club and keep track of your own board game collection.</text:span></text:p>
      <text:p text:style-name="P16">I’ve been to a local game club before, but the only thing <text:span text:style-name="T9">to</text:span> keep track of what they had was a closet.</text:p>
      <text:p text:style-name="P3"/>
      <text:p text:style-name="P5">Features:</text:p>
      <text:p text:style-name="P5">A front page with an explanation of the site.</text:p>
      <text:p text:style-name="P12">A page with contact information.</text:p>
      <text:p text:style-name="P19"><text:span text:style-name="T5">A registration page.</text:span></text:p>
      <text:p text:style-name="P6">A login page which also has a link to a password reset page.</text:p>
      <text:p text:style-name="P14"/>
      <text:p text:style-name="P8">A page to save, the name <text:span text:style-name="T9">of a game</text:span>, how many players,<text:span text:style-name="T2"> length, and a picture into the database.</text:span></text:p>
      <text:p text:style-name="P9">A page to browse all the games you’ve put into the database, with pagination.</text:p>
      <text:p text:style-name="P9">A page to search the database by the name of the game or player count.</text:p>
      <text:p text:style-name="P15">A logout button.</text:p>
      <text:p text:style-name="P9"/>
      <text:p text:style-name="P13">A page where even if you’re not logged in you can browse the games owned by the club itself.</text:p>
      <text:p text:style-name="P9"/>
      <text:p text:style-name="P18"><text:span text:style-name="T3">If a </text:span><text:span text:style-name="T4">name</text:span><text:span text:style-name="T3"> is clicked from </text:span><text:span text:style-name="T4">the</text:span><text:span text:style-name="T3"> </text:span><text:span text:style-name="T4">browsing or</text:span><text:span text:style-name="T3"> search results it goes to a page with all the info on that game.</text:span></text:p>
      <text:p text:style-name="P18"><text:span text:style-name="T3"/></text:p>
      <text:p text:style-name="P20"><text:span text:style-name="T3">At </text:span><text:span text:style-name="T7">the detailed game entry</text:span><text:span text:style-name="T3"> page you can click a button for a form to appear.</text:span></text:p>
      <text:p text:style-name="P20"><text:span text:style-name="T7">This form can then be used</text:span><text:span text:style-name="T3"> to edit any of the information on that game </text:span><text:span text:style-name="T7">entry.</text:span></text:p>
      <text:p text:style-name="P20"><text:span text:style-name="T7">That form also includes a button to delete the entry</text:span><text:span text:style-name="T3">.</text:span></text:p>
      <text:p text:style-name="P10"/>
      <text:p text:style-name="P1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5-10T10:04:44.395000000</meta:creation-date>
    <meta:generator>LibreOffice/6.4.0.3$Windows_X86_64 LibreOffice_project/b0a288ab3d2d4774cb44b62f04d5d28733ac6df8</meta:generator>
    <dc:date>2021-09-02T12:04:36.948000000</dc:date>
    <meta:editing-duration>P5DT4H17M45S</meta:editing-duration>
    <meta:editing-cycles>25</meta:editing-cycles>
    <meta:document-statistic meta:table-count="0" meta:image-count="0" meta:object-count="0" meta:page-count="1" meta:paragraph-count="18" meta:word-count="223" meta:character-count="1099" meta:non-whitespace-character-count="894"/>
  </office:meta>
</office:document-meta>
</file>